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308.24pt"/>
    </style:style>
    <style:style style:name="co4" style:family="table-column">
      <style:table-column-properties fo:break-before="auto" style:column-width="38.81pt"/>
    </style:style>
    <style:style style:name="co5" style:family="table-column">
      <style:table-column-properties fo:break-before="auto" style:column-width="28.01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49.66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53.49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PredictedTestResult (FINAL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office:value-type="string" calcext:value-type="string">
            <text:p>PassengerId</text:p>
          </table:table-cell>
          <table:table-cell office:value-type="string" calcext:value-type="string">
            <text:p>Pcla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SibSp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Ticket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Cabin</text:p>
          </table:table-cell>
          <table:table-cell office:value-type="string" calcext:value-type="string">
            <text:p>Embarked</text:p>
          </table:table-cell>
          <table:table-cell office:value-type="string" calcext:value-type="string">
            <text:p>Prediction</text:p>
          </table:table-cell>
          <table:table-cell table:number-columns-repeated="1012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lly, Mr. James</text:p>
          </table:table-cell>
          <table:table-cell office:value-type="string" calcext:value-type="string">
            <text:p>male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1" calcext:value-type="float">
            <text:p>330911</text:p>
          </table:table-cell>
          <table:table-cell office:value-type="float" office:value="7.8292" calcext:value-type="float">
            <text:p>7.82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kes, Mrs. James (Ellen Needs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3272" calcext:value-type="float">
            <text:p>36327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yles, Mr. Thomas Francis</text:p>
          </table:table-cell>
          <table:table-cell office:value-type="string" calcext:value-type="string">
            <text:p>male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0276" calcext:value-type="float">
            <text:p>240276</text:p>
          </table:table-cell>
          <table:table-cell office:value-type="float" office:value="9.6875" calcext:value-type="float">
            <text:p>9.68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rz, Mr. Albert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154" calcext:value-type="float">
            <text:p>315154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rvonen, Mrs. Alexander (Helga E Lindqvis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01298" calcext:value-type="float">
            <text:p>3101298</text:p>
          </table:table-cell>
          <table:table-cell office:value-type="float" office:value="12.2875" calcext:value-type="float">
            <text:p>12.2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vensson, Mr. Johan Cervin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38" calcext:value-type="float">
            <text:p>7538</text:p>
          </table:table-cell>
          <table:table-cell office:value-type="float" office:value="9.225" calcext:value-type="float">
            <text:p>9.2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olly, Miss. Kat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72" calcext:value-type="float">
            <text:p>330972</text:p>
          </table:table-cell>
          <table:table-cell office:value-type="float" office:value="7.6292" calcext:value-type="float">
            <text:p>7.62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ldwell, Mr. Albert Francis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8738" calcext:value-type="float">
            <text:p>248738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im, Mrs. Joseph (Sophie Halaut Easu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7" calcext:value-type="float">
            <text:p>2657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hn Samu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1</text:p>
          </table:table-cell>
          <table:table-cell office:value-type="float" office:value="24.15" calcext:value-type="float">
            <text:p>24.1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ieff, Mr. Y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20" calcext:value-type="float">
            <text:p>34922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nes, Mr. Charles Cresson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4" calcext:value-type="float">
            <text:p>69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s. John Pillsbury (Nelle Stevenson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. Benjamin</text:p>
          </table:table-cell>
          <table:table-cell office:value-type="string" calcext:value-type="string">
            <text:p>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ffee, Mrs. Herbert Fuller (Carrie Constance Toogood)</text:p>
          </table:table-cell>
          <table:table-cell office:value-type="string" calcext:value-type="string">
            <text:p>fe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.E.P. 5734</text:p>
          </table:table-cell>
          <table:table-cell office:value-type="float" office:value="61.175" calcext:value-type="float">
            <text:p>61.175</text:p>
          </table:table-cell>
          <table:table-cell office:value-type="string" calcext:value-type="string">
            <text:p>E3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l Carlo, Mrs. Sebastiano (Argenia Genovesi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6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eane, Mr. Danie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734" calcext:value-type="float">
            <text:p>233734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, Mr. Gerio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2" calcext:value-type="float">
            <text:p>2692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lmakangas, Miss. Ida Livij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ON/O2. 3101270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f Khalil, Mrs. Mariana (Miriam")"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6" calcext:value-type="float">
            <text:p>269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hschild, Mr. Martin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603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en, Master. Artur Karl</text:p>
          </table:table-cell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 17368</text:p>
          </table:table-cell>
          <table:table-cell office:value-type="float" office:value="3.1708" calcext:value-type="float">
            <text:p>3.170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914" calcext:value-type="float">
            <text:p>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legenheim, Mrs. Alfred (Antoinette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PC 17598</text:p>
          </table:table-cell>
          <table:table-cell table:style-name="ce1" office:value-type="float" office:value="31.6833" calcext:value-type="float">
            <text:p>31.6833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2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iams, Mr. Richard Norris II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7</text:p>
          </table:table-cell>
          <table:table-cell office:value-type="float" office:value="61.3792" calcext:value-type="float">
            <text:p>61.37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s. Arthur Larned (Emily Maria Borie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bins, Mr. Alexander A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5. 3337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tby, Miss. Helene Ragnhil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509" calcext:value-type="float">
            <text:p>113509</text:p>
          </table:table-cell>
          <table:table-cell office:value-type="float" office:value="61.9792" calcext:value-type="float">
            <text:p>61.9792</text:p>
          </table:table-cell>
          <table:table-cell office:value-type="string" calcext:value-type="string">
            <text:p>B3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her, Mr. Shedid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dy, Mr. John Bertram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4" calcext:value-type="float">
            <text:p>113054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Elia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ouch, Mr. Charles Alexander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308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Clifford Thoma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rs. Bertram (Eva Georgetta Light)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rs. Andrew G (Elizabeth Lily" Watson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ck, Mr. Philipp Edmu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tavelas, Mr. Vassilios (Catavelas Vassilios")"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2" calcext:value-type="float">
            <text:p>268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th, Miss. Sarah 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2712" calcext:value-type="float">
            <text:p>34271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iss. Mand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7" calcext:value-type="float">
            <text:p>315087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p, Mr. Juliu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68" calcext:value-type="float">
            <text:p>345768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e, Mr. Ling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601" calcext:value-type="float">
            <text:p>1601</text:p>
          </table:table-cell>
          <table:table-cell office:value-type="float" office:value="56.4958" calcext:value-type="float">
            <text:p>56.4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un, Mr. Franz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49256" calcext:value-type="float">
            <text:p>349256</text:p>
          </table:table-cell>
          <table:table-cell office:value-type="float" office:value="13.4167" calcext:value-type="float">
            <text:p>13.41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klin, Mr. Thomas Par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78" calcext:value-type="float">
            <text:p>113778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34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ldsmith, Mr. Nathan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3</text:p>
          </table:table-cell>
          <table:table-cell office:value-type="float" office:value="7.85" calcext:value-type="float">
            <text:p>7.8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bett, Mrs. Walter H (Irene Colvi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49" calcext:value-type="float">
            <text:p>23724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mball, Mrs. Edwin Nelson Jr (Gertrude Parson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53" calcext:value-type="float">
            <text:p>11753</text:p>
          </table:table-cell>
          <table:table-cell office:value-type="float" office:value="52.5542" calcext:value-type="float">
            <text:p>52.5542</text:p>
          </table:table-cell>
          <table:table-cell office:value-type="string" calcext:value-type="string">
            <text:p>D19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ltomaki, Mr. Nikolai Johanne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91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evre, Mr. Paul Romaine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94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aughnessy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74" calcext:value-type="float">
            <text:p>37037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nell, Mrs. William Robert (Emma Eliza War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13" calcext:value-type="float">
            <text:p>11813</text:p>
          </table:table-cell>
          <table:table-cell office:value-type="float" office:value="76.2917" calcext:value-type="float">
            <text:p>76.2917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utts, Mrs. William (Winnie Minnie" Treanor)"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7671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. Lucien Philip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lbaum, Mr. Franz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8</text:p>
          </table:table-cell>
          <table:table-cell office:value-type="float" office:value="15.0333" calcext:value-type="float">
            <text:p>15.033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iss. Ellen Nellie""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9105" calcext:value-type="float">
            <text:p>29105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iss. Ethel Flor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giavacchi, Mr. Serafino Emili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.3 2861</text:p>
          </table:table-cell>
          <table:table-cell office:value-type="float" office:value="15.5792" calcext:value-type="float">
            <text:p>15.57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ce, Master. Albert</text:p>
          </table:table-cell>
          <table:table-cell office:value-type="string" calcext:value-type="string">
            <text:p>mal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82652" calcext:value-type="float">
            <text:p>382652</text:p>
          </table:table-cell>
          <table:table-cell office:value-type="float" office:value="29.125" calcext:value-type="float">
            <text:p>29.12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Bartol</text:p>
          </table:table-cell>
          <table:table-cell office:value-type="string" calcext:value-type="string">
            <text:p>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0" calcext:value-type="float">
            <text:p>34923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r. Olaus Jorgense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2" calcext:value-type="float">
            <text:p>348122</text:p>
          </table:table-cell>
          <table:table-cell office:value-type="float" office:value="7.65" calcext:value-type="float">
            <text:p>7.65</text:p>
          </table:table-cell>
          <table:table-cell office:value-type="string" calcext:value-type="string">
            <text:p>F G6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son, Mr. Thomas Henry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86525" calcext:value-type="float">
            <text:p>386525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udanson, Miss. Victorin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6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ka, Mr. Mirk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32" calcext:value-type="float">
            <text:p>34923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ae, Mr. Arthur Gordo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216" calcext:value-type="float">
            <text:p>23721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jorklund, Mr. Ernst Herbert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90" calcext:value-type="float">
            <text:p>34709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dley, Miss. Bridget Del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4914" calcext:value-type="float">
            <text:p>334914</text:p>
          </table:table-cell>
          <table:table-cell office:value-type="float" office:value="7.725" calcext:value-type="float">
            <text:p>7.72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aster. John Borie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ey, Mrs. Percy C (Mary Phyllis Elizabeth Miller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rns, Miss. Mary Del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63" calcext:value-type="float">
            <text:p>330963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ore, Mr. Clarence Bloomfield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6" calcext:value-type="float">
            <text:p>113796</text:p>
          </table:table-cell>
          <table:table-cell office:value-type="float" office:value="42.4" calcext:value-type="float">
            <text:p>42.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cker, Mr. Gilbert Milligan Jr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3" calcext:value-type="float">
            <text:p>2543</text:p>
          </table:table-cell>
          <table:table-cell office:value-type="float" office:value="28.5375" calcext:value-type="float">
            <text:p>28.5375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tune, Mrs. Mark (Mary McDougald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9950" calcext:value-type="float">
            <text:p>1995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C23 C25 C2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vihill, Miss. Bertha 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3" calcext:value-type="float">
            <text:p>38265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koff, Mr. Laz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11" calcext:value-type="float">
            <text:p>349211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eminen, Miss. Manta Josefina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7" calcext:value-type="float">
            <text:p>3101297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ies y Rodriguez, Mr. Servando</text:p>
          </table:table-cell>
          <table:table-cell office:value-type="string" calcext:value-type="string">
            <text:p>male</text:p>
          </table:table-cell>
          <table:table-cell office:value-type="float" office:value="28.5" calcext:value-type="float">
            <text:p>2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62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3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iger, Miss. Amali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eping, Mr. Edwin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13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les, Mr. Fran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6" calcext:value-type="float">
            <text:p>35930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nell, Mrs. Robert Clifford (Malvina Helen Lamson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70" calcext:value-type="float">
            <text:p>11770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dworth, Mr. Charles Augustu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4" calcext:value-type="float">
            <text:p>24874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yle, Miss. Elizabeth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702" calcext:value-type="float">
            <text:p>3687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ulos, Master. Akar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78" calcext:value-type="float">
            <text:p>2678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. Isidor</text:p>
          </table:table-cell>
          <table:table-cell office:value-type="string" calcext:value-type="string">
            <text:p>male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se, Mr. Howard Brown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24" calcext:value-type="float">
            <text:p>1992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metri, Mr. Mari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8" calcext:value-type="float">
            <text:p>349238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b, Mr. John Joseph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40261" calcext:value-type="float">
            <text:p>240261</text:p>
          </table:table-cell>
          <table:table-cell office:value-type="float" office:value="10.7083" calcext:value-type="float">
            <text:p>10.708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. Betros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rry, Miss. Julia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844" calcext:value-type="float">
            <text:p>33084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dman, Miss. Emily Louis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4 3141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Donoghue, M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6" calcext:value-type="float">
            <text:p>364856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aster. Ralph Lester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s. Adolf Fredrik (Anna Elisabeth Judith Andersson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dersen, Mr. Ola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5498" calcext:value-type="float">
            <text:p>345498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vidson, Mrs. Thornton (Orian Hays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.C. 127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7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uest, Mr. Rober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6563" calcext:value-type="float">
            <text:p>37656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nbaum, Mr. Jakob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05" calcext:value-type="float">
            <text:p>1390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nglin, Mr. Gunnar Isidor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33" calcext:value-type="float">
            <text:p>35003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endish, Mrs. Tyrell William (Julia Florence Siegel)</text:p>
          </table:table-cell>
          <table:table-cell office:value-type="string" calcext:value-type="string">
            <text:p>female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877" calcext:value-type="float">
            <text:p>19877</text:p>
          </table:table-cell>
          <table:table-cell office:value-type="float" office:value="78.85" calcext:value-type="float">
            <text:p>78.8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kinen, Mr. Kalle Edvard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 2. 3101268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af, Miss. Elin Ester Maria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71" calcext:value-type="float">
            <text:p>347471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ncarrow, Mr. William Henry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/5. 333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s. Charles Emil Henry (Annie May Morris)</text:p>
          </table:table-cell>
          <table:table-cell office:value-type="string" calcext:value-type="string">
            <text:p>fe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isz, Mr. Leopold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8414" calcext:value-type="float">
            <text:p>228414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5" calcext:value-type="float">
            <text:p>3652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 Palmquist, Mr. Oskar Leander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0" calcext:value-type="float">
            <text:p>347070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s. Alexander (Thamine Thelma")"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25" calcext:value-type="float">
            <text:p>2625</text:p>
          </table:table-cell>
          <table:table-cell office:value-type="float" office:value="8.5167" calcext:value-type="float">
            <text:p>8.516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hen, Mr. Johan Marti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r. Daniel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20" calcext:value-type="float">
            <text:p>330920</text:p>
          </table:table-cell>
          <table:table-cell office:value-type="float" office:value="7.8208" calcext:value-type="float">
            <text:p>7.820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yan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62" calcext:value-type="float">
            <text:p>38316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r, Mr. Aaron (Abi Weller")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10" calcext:value-type="float">
            <text:p>3410</text:p>
          </table:table-cell>
          <table:table-cell office:value-type="float" office:value="8.7125" calcext:value-type="float">
            <text:p>8.71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ane, Mr. George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34" calcext:value-type="float">
            <text:p>24873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anton, Mr. Samuel Ward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734" calcext:value-type="float">
            <text:p>237734</text:p>
          </table:table-cell>
          <table:table-cell office:value-type="float" office:value="15.0458" calcext:value-type="float">
            <text:p>15.0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ne, Miss. Ellen Nata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68" calcext:value-type="float">
            <text:p>330968</text:p>
          </table:table-cell>
          <table:table-cell office:value-type="float" office:value="7.7792" calcext:value-type="float">
            <text:p>7.7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ans, Miss. Edith Corse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31</text:p>
          </table:table-cell>
          <table:table-cell office:value-type="float" office:value="31.6792" calcext:value-type="float">
            <text:p>31.6792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ley, Miss. Katherine</text:p>
          </table:table-cell>
          <table:table-cell office:value-type="string" calcext:value-type="string">
            <text:p>female</text:p>
          </table:table-cell>
          <table:table-cell office:value-type="float" office:value="18.5" calcext:value-type="float">
            <text:p>1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9944" calcext:value-type="float">
            <text:p>329944</text:p>
          </table:table-cell>
          <table:table-cell office:value-type="float" office:value="7.2833" calcext:value-type="float">
            <text:p>7.283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raus, Mrs. Isidor (Rosalie Ida Blun)</text:p>
          </table:table-cell>
          <table:table-cell office:value-type="string" calcext:value-type="string">
            <text:p>female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55 C5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onopoulos, Mr. Demetrio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1" calcext:value-type="float">
            <text:p>268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ndstrom, Miss. Beatrice Irene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P 9549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G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ttie, Mr. Thomson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pman, Mrs. John Henry (Sara Elizabeth Lawry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AH 2903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tt, Miss. Bertha J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595</text:p>
          </table:table-cell>
          <table:table-cell office:value-type="float" office:value="15.75" calcext:value-type="float">
            <text:p>15.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ernan, Mr. John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7227" calcext:value-type="float">
            <text:p>36722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abert, Mrs. Paul (Emma Mock)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236" calcext:value-type="float">
            <text:p>13236</text:p>
          </table:table-cell>
          <table:table-cell office:value-type="float" office:value="57.75" calcext:value-type="float">
            <text:p>57.75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ver, Mr. Alfred John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095" calcext:value-type="float">
            <text:p>39209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ennedy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783" calcext:value-type="float">
            <text:p>36878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ibb, Miss. Laura Alic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1362" calcext:value-type="float">
            <text:p>371362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obeck, Mr. Karl Rudolf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45" calcext:value-type="float">
            <text:p>350045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oy, Miss. Alici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7226" calcext:value-type="float">
            <text:p>367226</text:p>
          </table:table-cell>
          <table:table-cell office:value-type="float" office:value="23.25" calcext:value-type="float">
            <text:p>23.2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wenur, Mr. Solomo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35" calcext:value-type="float">
            <text:p>21153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sen, Mr. Marius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441" calcext:value-type="float">
            <text:p>34244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nner, Mr. Henry Joh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N/OQ. 36994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cie, Col. Archibald IV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0" calcext:value-type="float">
            <text:p>113780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ebre, Mrs. Frank (Frances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33" calcext:value-type="float">
            <text:p>4133</text:p>
          </table:table-cell>
          <table:table-cell office:value-type="float" office:value="25.4667" calcext:value-type="float">
            <text:p>25.466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Charles P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21" calcext:value-type="float">
            <text:p>2621</text:p>
          </table:table-cell>
          <table:table-cell office:value-type="float" office:value="6.4375" calcext:value-type="float">
            <text:p>6.43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ntcheff, Mr. Valtcho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6" calcext:value-type="float">
            <text:p>349226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lsson, Mr. Carl Robe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9" calcext:value-type="float">
            <text:p>35040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Mapriededer</text:p>
          </table:table-cell>
          <table:table-cell office:value-type="string" calcext:value-type="string">
            <text:p>male</text:p>
          </table:table-cell>
          <table:table-cell office:value-type="float" office:value="26.5" calcext:value-type="float">
            <text:p>26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6" calcext:value-type="float">
            <text:p>265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hmidt, Mr. August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659" calcext:value-type="float">
            <text:p>24865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apkin, Miss. Jennie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Q 39208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r. Charles Frederick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oodwin, Miss. Jessie Allis</text:p>
          </table:table-cell>
          <table:table-cell office:value-type="string" calcext:value-type="string">
            <text:p>femal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 2144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iels, Miss. Sarah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erson, Mr. Arthur Larned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 office:value-type="string" calcext:value-type="string">
            <text:p>B57 B59 B63 B6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auchamp, Mr. Henry James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58" calcext:value-type="float">
            <text:p>244358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eberg-Lind, Mr. Erik Gustaf (Mr Edward Lingrey")"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475" calcext:value-type="float">
            <text:p>1747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der Planke, Mr. Julius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45763" calcext:value-type="float">
            <text:p>34576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038" calcext:value-type="float">
            <text:p>10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illiard, Mr. Herbert Henry</text:p>
          </table:table-cell>
          <table:table-cell table:style-name="ce1" office:value-type="string" calcext:value-type="string">
            <text:p>mal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463" calcext:value-type="float">
            <text:p>17463</text:p>
          </table:table-cell>
          <table:table-cell table:style-name="ce1" office:value-type="float" office:value="51.8625" calcext:value-type="float">
            <text:p>51.8625</text:p>
          </table:table-cell>
          <table:table-cell table:style-name="ce1" office:value-type="string" calcext:value-type="string">
            <text:p>E46</text:p>
          </table:table-cell>
          <table:table-cell table:style-name="ce1" office:value-type="string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Evan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A4 2356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afton, Mr. John Bertr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3791" calcext:value-type="float">
            <text:p>113791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htinen, Rev. William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1" calcext:value-type="float">
            <text:p>250651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arnshaw, Mrs. Boulton (Olive Potter)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767" calcext:value-type="float">
            <text:p>11767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tinoff, Mr. Nicol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55" calcext:value-type="float">
            <text:p>34925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" office:value-type="float" office:value="1044" calcext:value-type="float">
            <text:p>10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torey, Mr. Thoma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60.5" calcext:value-type="float">
            <text:p>60.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3701" calcext:value-type="float">
            <text:p>3701</text:p>
          </table:table-cell>
          <table:table-cell table:style-name="ce1" table:number-columns-repeated="2"/>
          <table:table-cell table:style-name="ce1" office:value-type="string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rs. (Hulda Kristina Eugenia Lofqvist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Filip Oscar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uquemin, Mr. Jose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752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rd, Miss. Ellen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483</text:p>
          </table:table-cell>
          <table:table-cell office:value-type="float" office:value="221.7792" calcext:value-type="float">
            <text:p>221.7792</text:p>
          </table:table-cell>
          <table:table-cell office:value-type="string" calcext:value-type="string">
            <text:p>C9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in, Miss. Olga Elid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9" calcext:value-type="float">
            <text:p>347469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ebank, Mr. John James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89" calcext:value-type="float">
            <text:p>110489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D22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rs. Benjamin (Edith Nile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myth, Miss. Ju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5432" calcext:value-type="float">
            <text:p>3354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aster. Georges Youssef</text:p>
          </table:table-cell>
          <table:table-cell office:value-type="string" calcext:value-type="string">
            <text:p>ma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ght, Miss. Marion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4" calcext:value-type="float">
            <text:p>220844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rce, Mr. Ernest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3271" calcext:value-type="float">
            <text:p>34327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uschitz, Rev. Joseph Maria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393" calcext:value-type="float">
            <text:p>23739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s. Anton (Luise Heilmann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randeis, Mr. Emil</text:p>
          </table:table-cell>
          <table:table-cell table:style-name="ce2" office:value-type="string" calcext:value-type="string">
            <text:p>male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PC 17591</text:p>
          </table:table-cell>
          <table:table-cell table:style-name="ce2" office:value-type="float" office:value="50.4958" calcext:value-type="float">
            <text:p>50.4958</text:p>
          </table:table-cell>
          <table:table-cell table:style-name="ce2" office:value-type="string" calcext:value-type="string">
            <text:p>B10</text:p>
          </table:table-cell>
          <table:table-cell table:style-name="ce2" office:value-type="string" calcext:value-type="string">
            <text:p>C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1012"/>
        </table:table-row>
        <table:table-row table:style-name="ro1">
          <table:table-cell table:style-name="ce1" office:value-type="float" office:value="1059" calcext:value-type="float">
            <text:p>105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Ford, Mr. Edward Wat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W./C. 6608</text:p>
          </table:table-cell>
          <table:table-cell table:style-name="ce1" office:value-type="float" office:value="34.375" calcext:value-type="float">
            <text:p>34.375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2"/>
        </table:table-row>
        <table:table-row table:style-name="ro1"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Cassebeer, Mrs. Henry Arthur Jr (Eleanor Genevieve Fosdick)</text:p>
          </table:table-cell>
          <table:table-cell table:style-name="ce1" office:value-type="string" calcext:value-type="string">
            <text:p>female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7770" calcext:value-type="float">
            <text:p>17770</text:p>
          </table:table-cell>
          <table:table-cell table:style-name="ce1" office:value-type="float" office:value="27.7208" calcext:value-type="float">
            <text:p>27.7208</text:p>
          </table:table-cell>
          <table:table-cell table:style-name="ce1"/>
          <table:table-cell table:style-name="ce1" office:value-type="string" calcext:value-type="string">
            <text:p>C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llstrom, Miss. Hilda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48" calcext:value-type="float">
            <text:p>7548</text:p>
          </table:table-cell>
          <table:table-cell office:value-type="float" office:value="8.9625" calcext:value-type="float">
            <text:p>8.9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man, Mr. Sim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/P.P. 251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Zakarian, Mr. Orti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0" calcext:value-type="float">
            <text:p>2670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yker, Mr. Adolf Fredrik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7072" calcext:value-type="float">
            <text:p>347072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fa, Mr. Assa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3" calcext:value-type="float">
            <text:p>2673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Carl Oscar Vilhelm Gustafsson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own, Miss. Edith Eileen</text:p>
          </table:table-cell>
          <table:table-cell office:value-type="string" calcext:value-type="string">
            <text:p>female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750" calcext:value-type="float">
            <text:p>29750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cock, Miss. Maude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ngel, Mr. Charles Emil Henry</text:p>
          </table:table-cell>
          <table:table-cell office:value-type="string" calcext:value-type="string">
            <text:p>male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78" calcext:value-type="float">
            <text:p>11778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C1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rs. Allen Oliver (Nellie E Baumgardner)</text:p>
          </table:table-cell>
          <table:table-cell office:value-type="string" calcext:value-type="string">
            <text:p>female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s. Alexander Taylor (Mary Eliza Ingersoll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4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cCrie, Mr. James Matthew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478" calcext:value-type="float">
            <text:p>23347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ton, Mr. Alexander Taylor Jr</text:p>
          </table:table-cell>
          <table:table-cell office:value-type="string" calcext:value-type="string">
            <text:p>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756</text:p>
          </table:table-cell>
          <table:table-cell office:value-type="float" office:value="83.1583" calcext:value-type="float">
            <text:p>83.1583</text:p>
          </table:table-cell>
          <table:table-cell office:value-type="string" calcext:value-type="string">
            <text:p>E5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rvin, Mrs. Daniel Warner (Mary Graham Carmichael Farquarson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3773" calcext:value-type="float">
            <text:p>113773</text:p>
          </table:table-cell>
          <table:table-cell office:value-type="float" office:value="53.1" calcext:value-type="float">
            <text:p>53.1</text:p>
          </table:table-cell>
          <table:table-cell office:value-type="string" calcext:value-type="string">
            <text:p>D30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n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7935" calcext:value-type="float">
            <text:p>7935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Frederick Charles (Mary Helene Baxter)</text:p>
          </table:table-cell>
          <table:table-cell office:value-type="string" calcext:value-type="string">
            <text:p>fe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C 17558</text:p>
          </table:table-cell>
          <table:table-cell office:value-type="float" office:value="247.5208" calcext:value-type="float">
            <text:p>247.5208</text:p>
          </table:table-cell>
          <table:table-cell office:value-type="string" calcext:value-type="string">
            <text:p>B58 B6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ybery, Mr. Frank Hubert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9059" calcext:value-type="float">
            <text:p>239059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iss. Alice Frances Louisa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vies, Mr. Joseph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/4 48873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iss. Ada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al, Mr. James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21" calcext:value-type="float">
            <text:p>282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le, Mr. William A</text:p>
          </table:table-cell>
          <table:table-cell office:value-type="string" calcext:value-type="string">
            <text:p>mal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6875" calcext:value-type="float">
            <text:p>22687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omon, Mr. Abraham 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1163" calcext:value-type="float">
            <text:p>11116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Walter John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gane, Mr. John</text:p>
          </table:table-cell>
          <table:table-cell office:value-type="string" calcext:value-type="string">
            <text:p>ma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5509" calcext:value-type="float">
            <text:p>235509</text:p>
          </table:table-cell>
          <table:table-cell office:value-type="float" office:value="12.35" calcext:value-type="float">
            <text:p>12.3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aster. Marshall Brines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Julius Konrad Eugen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5" calcext:value-type="float">
            <text:p>347465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aster. Robert Douglas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iss. Berta Olivi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6" calcext:value-type="float">
            <text:p>34706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imbrigge, Mr. Charles Robert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3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smussen, Mrs. (Lena Jacobsen Solvang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5305" calcext:value-type="float">
            <text:p>65305</text:p>
          </table:table-cell>
          <table:table-cell office:value-type="float" office:value="8.1125" calcext:value-type="float">
            <text:p>8.11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rphy, Miss. 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68" calcext:value-type="float">
            <text:p>36568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nbom, Master. Gilbert Sigvard Emanuel</text:p>
          </table:table-cell>
          <table:table-cell office:value-type="string" calcext:value-type="string">
            <text:p>male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7080" calcext:value-type="float">
            <text:p>347080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tor, Col. John Jacob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57</text:p>
          </table:table-cell>
          <table:table-cell office:value-type="float" office:value="227.525" calcext:value-type="float">
            <text:p>227.525</text:p>
          </table:table-cell>
          <table:table-cell office:value-type="string" calcext:value-type="string">
            <text:p>C62 C6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uick, Miss. Winifred Vera</text:p>
          </table:table-cell>
          <table:table-cell office:value-type="string" calcext:value-type="string">
            <text:p>femal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360" calcext:value-type="float">
            <text:p>26360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drew, Mr. Frank Thomas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05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mont, Mr. Alfred Fernan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 12998</text:p>
          </table:table-cell>
          <table:table-cell office:value-type="float" office:value="25.7417" calcext:value-type="float">
            <text:p>25.74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Gowan, Miss. Katherine</text:p>
          </table:table-cell>
          <table:table-cell office:value-type="string" calcext:value-type="string">
            <text:p>female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32" calcext:value-type="float">
            <text:p>923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tt, Mr. Sidney C Stuar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34" calcext:value-type="float">
            <text:p>2803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baum, Miss. Edith Louise</text:p>
          </table:table-cell>
          <table:table-cell office:value-type="string" calcext:value-type="string">
            <text:p>fe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13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lalic, Mr. Redjo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50" calcext:value-type="float">
            <text:p>349250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en, Mr. Albert Kar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 4001</text:p>
          </table:table-cell>
          <table:table-cell office:value-type="float" office:value="22.525" calcext:value-type="float">
            <text:p>22.5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oli, Mr. Luigi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8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con, Mr. Percy William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ward, Mrs. Benjamin (Ellen Truelove Arman)</text:p>
          </table:table-cell>
          <table:table-cell office:value-type="string" calcext:value-type="string">
            <text:p>female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65" calcext:value-type="float">
            <text:p>24065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dersson, Miss. Ida Augusta Margaret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47091" calcext:value-type="float">
            <text:p>347091</text:p>
          </table:table-cell>
          <table:table-cell table:style-name="ce1" office:value-type="float" office:value="7.775" calcext:value-type="float">
            <text:p>7.775</text:p>
          </table:table-cell>
          <table:table-cell table:style-name="ce1"/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1012"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, Mr. Christopher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38" calcext:value-type="float">
            <text:p>113038</text:p>
          </table:table-cell>
          <table:table-cell office:value-type="float" office:value="42.5" calcext:value-type="float">
            <text:p>42.5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iss. Bridget Deli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24" calcext:value-type="float">
            <text:p>330924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ck, Mr. George Dennick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s. George Dunton (Eleanor Elkins)</text:p>
          </table:table-cell>
          <table:table-cell office:value-type="string" calcext:value-type="string">
            <text:p>fe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son, Mr. Alexander Morriso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2302" calcext:value-type="float">
            <text:p>32302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uran y More, Miss. Florentina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C/PARIS 2148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ynolds, Mr. Harold J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2684" calcext:value-type="float">
            <text:p>342684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ok, Mrs. (Selena Rogers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6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F33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arlsson, Mr. Einar Gervasius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3" calcext:value-type="float">
            <text:p>350053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dee, Mrs. Edward (Helen Churchill Hungerford)</text:p>
          </table:table-cell>
          <table:table-cell office:value-type="string" calcext:value-type="string">
            <text:p>fe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6</text:p>
          </table:table-cell>
          <table:table-cell office:value-type="float" office:value="27.4458" calcext:value-type="float">
            <text:p>27.4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oubarek, Mrs. George (Omine Amenia" Alexander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61" calcext:value-type="float">
            <text:p>2661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r. Johan Charles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054" calcext:value-type="float">
            <text:p>350054</text:p>
          </table:table-cell>
          <table:table-cell office:value-type="float" office:value="7.7958" calcext:value-type="float">
            <text:p>7.7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eill, Miss. Bridget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70368" calcext:value-type="float">
            <text:p>37036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rett, Mr. Thomas James</text:p>
          </table:table-cell>
          <table:table-cell office:value-type="string" calcext:value-type="string">
            <text:p>male</text:p>
          </table:table-cell>
          <table:table-cell office:value-type="float" office:value="40.5" calcext:value-type="float">
            <text:p>4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6212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cking, Mr. Samuel James Metcalf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963" calcext:value-type="float">
            <text:p>2429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et, Mr. George Frederick</text:p>
          </table:table-cell>
          <table:table-cell office:value-type="string" calcext:value-type="string">
            <text:p>male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lard, Miss. Constance</text:p>
          </table:table-cell>
          <table:table-cell office:value-type="string" calcext:value-type="string">
            <text:p>fe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5" calcext:value-type="float">
            <text:p>113795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klund, Mr. Karl Johan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01266" calcext:value-type="float">
            <text:p>3101266</text:p>
          </table:table-cell>
          <table:table-cell office:value-type="float" office:value="6.4958" calcext:value-type="float">
            <text:p>6.4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ehan, Mr. Micha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0971" calcext:value-type="float">
            <text:p>330971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umings, Mr. John Bradley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99</text:p>
          </table:table-cell>
          <table:table-cell office:value-type="float" office:value="71.2833" calcext:value-type="float">
            <text:p>71.2833</text:p>
          </table:table-cell>
          <table:table-cell office:value-type="string" calcext:value-type="string">
            <text:p>C85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ndel, Mr. Olof Edvin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6" calcext:value-type="float">
            <text:p>350416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rren, Mr. Frank Manley</text:p>
          </table:table-cell>
          <table:table-cell office:value-type="string" calcext:value-type="string">
            <text:p>male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0813" calcext:value-type="float">
            <text:p>110813</text:p>
          </table:table-cell>
          <table:table-cell office:value-type="float" office:value="75.25" calcext:value-type="float">
            <text:p>75.25</text:p>
          </table:table-cell>
          <table:table-cell office:value-type="string" calcext:value-type="string">
            <text:p>D3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ccos, Mr. Raffull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79" calcext:value-type="float">
            <text:p>2679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ltunen, Miss. Marta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0650" calcext:value-type="float">
            <text:p>25065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uglas, Mrs. Walter Donald (Mahala Dutton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761</text:p>
          </table:table-cell>
          <table:table-cell office:value-type="float" office:value="106.425" calcext:value-type="float">
            <text:p>106.425</text:p>
          </table:table-cell>
          <table:table-cell office:value-type="string" calcext:value-type="string">
            <text:p>C8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dstrom, Mrs. Carl Johan (Sigrid Posse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377" calcext:value-type="float">
            <text:p>112377</text:p>
          </table:table-cell>
          <table:table-cell office:value-type="float" office:value="27.7208" calcext:value-type="float">
            <text:p>27.720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risty, Mrs. (Alice Frances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7789" calcext:value-type="float">
            <text:p>2377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dden, Mr. Frederic Oakley</text:p>
          </table:table-cell>
          <table:table-cell office:value-type="string" calcext:value-type="string">
            <text:p>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yman, Mr. Abrah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70" calcext:value-type="float">
            <text:p>3470</text:p>
          </table:table-cell>
          <table:table-cell office:value-type="float" office:value="7.8875" calcext:value-type="float">
            <text:p>7.8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nston, Master. William Arthur Willie""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./C. 6607</text:p>
          </table:table-cell>
          <table:table-cell office:value-type="float" office:value="23.45" calcext:value-type="float">
            <text:p>23.4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nyon, Mr. Frederick R</text:p>
          </table:table-cell>
          <table:table-cell office:value-type="string" calcext:value-type="string">
            <text:p>male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464" calcext:value-type="float">
            <text:p>17464</text:p>
          </table:table-cell>
          <table:table-cell office:value-type="float" office:value="51.8625" calcext:value-type="float">
            <text:p>51.8625</text:p>
          </table:table-cell>
          <table:table-cell office:value-type="string" calcext:value-type="string">
            <text:p>D2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rnes, Mrs. J Frank (Claire Bennett)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3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ew, Mr. James Vivian</text:p>
          </table:table-cell>
          <table:table-cell office:value-type="string" calcext:value-type="string">
            <text:p>mal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220" calcext:value-type="float">
            <text:p>28220</text:p>
          </table:table-cell>
          <table:table-cell office:value-type="float" office:value="32.5" calcext:value-type="float">
            <text:p>32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ld, Mrs. Stephen (Annie Margaret Hill)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07" calcext:value-type="float">
            <text:p>2670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alil, Mrs. Betros (Zahie Maria" Elias)"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60" calcext:value-type="float">
            <text:p>2660</text:p>
          </table:table-cell>
          <table:table-cell office:value-type="float" office:value="14.4542" calcext:value-type="float">
            <text:p>14.45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st, Miss. Barbara J</text:p>
          </table:table-cell>
          <table:table-cell office:value-type="string" calcext:value-type="string">
            <text:p>female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4651</text:p>
          </table:table-cell>
          <table:table-cell office:value-type="float" office:value="27.75" calcext:value-type="float">
            <text:p>27.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rahamsson, Mr. Abraham August Johannes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2 3101284</text:p>
          </table:table-cell>
          <table:table-cell office:value-type="float" office:value="7.925" calcext:value-type="float">
            <text:p>7.9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. Walter Miller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lander, Mr. Karl Johan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66" calcext:value-type="float">
            <text:p>7266</text:p>
          </table:table-cell>
          <table:table-cell office:value-type="float" office:value="9.325" calcext:value-type="float">
            <text:p>9.3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nzel, Mr. Linhart</text:p>
          </table:table-cell>
          <table:table-cell office:value-type="string" calcext:value-type="string">
            <text:p>male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5" calcext:value-type="float">
            <text:p>345775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cKay, Mr. George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2795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hon, Mr. Joh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4 3130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klasson, Mr. Samuel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611" calcext:value-type="float">
            <text:p>363611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tham, Miss. Lilian W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dtsjo, Mr. Karl Albert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501" calcext:value-type="float">
            <text:p>34550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 Messemaeker, Mr. Guillaume Joseph</text:p>
          </table:table-cell>
          <table:table-cell office:value-type="string" calcext:value-type="string">
            <text:p>male</text:p>
          </table:table-cell>
          <table:table-cell office:value-type="float" office:value="36.5" calcext:value-type="float">
            <text:p>36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5572" calcext:value-type="float">
            <text:p>345572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lsson, Mr. August Ferdinand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10" calcext:value-type="float">
            <text:p>350410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s, Mrs. Arthur Henry (Addie" Dart Trevaskis)"</text:p>
          </table:table-cell>
          <table:table-cell office:value-type="string" calcext:value-type="string">
            <text:p>female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9103" calcext:value-type="float">
            <text:p>291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asen, Miss. Gertrud Emilia</text:p>
          </table:table-cell>
          <table:table-cell office:value-type="string" calcext:value-type="string">
            <text:p>fema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0405" calcext:value-type="float">
            <text:p>350405</text:p>
          </table:table-cell>
          <table:table-cell office:value-type="float" office:value="12.1833" calcext:value-type="float">
            <text:p>12.183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rtaluppi, Mr. Emilio Ilario Giuseppe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4644</text:p>
          </table:table-cell>
          <table:table-cell office:value-type="float" office:value="12.7375" calcext:value-type="float">
            <text:p>12.73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yntakoff, Mr. Stanko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49235" calcext:value-type="float">
            <text:p>349235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sholm, Mr. Roderick Robert Crispi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12051" calcext:value-type="float">
            <text:p>1120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ren, Mr. Charl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49867</text:p>
          </table:table-cell>
          <table:table-cell office:value-type="float" office:value="7.55" calcext:value-type="float">
            <text:p>7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ward, Miss. May Elizabet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 2. 3918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Mate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5" calcext:value-type="float">
            <text:p>31509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cCaffry, Mr. Thomas Francis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50" calcext:value-type="float">
            <text:p>13050</text:p>
          </table:table-cell>
          <table:table-cell office:value-type="float" office:value="75.2417" calcext:value-type="float">
            <text:p>75.2417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x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573" calcext:value-type="float">
            <text:p>36857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ark, Mrs. Walter Miller (Virginia McDowell)</text:p>
          </table:table-cell>
          <table:table-cell office:value-type="string" calcext:value-type="string">
            <text:p>femal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08" calcext:value-type="float">
            <text:p>13508</text:p>
          </table:table-cell>
          <table:table-cell office:value-type="float" office:value="136.7792" calcext:value-type="float">
            <text:p>136.7792</text:p>
          </table:table-cell>
          <table:table-cell office:value-type="string" calcext:value-type="string">
            <text:p>C89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nnon, Miss. Mary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0371" calcext:value-type="float">
            <text:p>370371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ade, Mr. Jean Nass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76" calcext:value-type="float">
            <text:p>2676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yhl, Miss. Dagmar Jenny Ingeborg </text:p>
          </table:table-cell>
          <table:table-cell office:value-type="string" calcext:value-type="string">
            <text:p>femal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6853" calcext:value-type="float">
            <text:p>2368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, Mr. Clifford Richard</text:p>
          </table:table-cell>
          <table:table-cell office:value-type="string" calcext:value-type="string">
            <text:p>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 14888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unthorpe, Mr. Harry</text:p>
          </table:table-cell>
          <table:table-cell office:value-type="string" calcext:value-type="string">
            <text:p>mal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26" calcext:value-type="float">
            <text:p>292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John James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xenham, Mr. Percy Thomas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./C. 1426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eskovic, Miss. Jelka</text:p>
          </table:table-cell>
          <table:table-cell office:value-type="string" calcext:value-type="string">
            <text:p>fe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5" calcext:value-type="float">
            <text:p>315085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aster. Alfred Edward</text:p>
          </table:table-cell>
          <table:table-cell office:value-type="string" calcext:value-type="string">
            <text:p>male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leming, Miss. Honora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859" calcext:value-type="float">
            <text:p>364859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uma, Miss. Maria Youssef</text:p>
          </table:table-cell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0" calcext:value-type="float">
            <text:p>2650</text:p>
          </table:table-cell>
          <table:table-cell office:value-type="float" office:value="15.2458" calcext:value-type="float">
            <text:p>15.245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osblom, Miss. Salli Helena</text:p>
          </table:table-cell>
          <table:table-cell office:value-type="string" calcext:value-type="string">
            <text:p>fema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70129" calcext:value-type="float">
            <text:p>370129</text:p>
          </table:table-cell>
          <table:table-cell office:value-type="float" office:value="20.2125" calcext:value-type="float">
            <text:p>20.21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nnis, Mr. William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21175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klin, Mr. Charles (Charles Fardon)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14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yder, Mr. John Pillsbury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228" calcext:value-type="float">
            <text:p>21228</text:p>
          </table:table-cell>
          <table:table-cell office:value-type="float" office:value="82.2667" calcext:value-type="float">
            <text:p>82.2667</text:p>
          </table:table-cell>
          <table:table-cell office:value-type="string" calcext:value-type="string">
            <text:p>B45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dirosian, Mr. Sarki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5" calcext:value-type="float">
            <text:p>2655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46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rd, Mr. Arthur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/5 1478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eims, Mr. George Alexander Lucie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7</text:p>
          </table:table-cell>
          <table:table-cell office:value-type="float" office:value="39.6" calcext:value-type="float">
            <text:p>39.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ly, Miss. Margaret Marcella Maggie""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2650" calcext:value-type="float">
            <text:p>382650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sr, Mr. Mustafa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52" calcext:value-type="float">
            <text:p>265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Dr. Washington</text:p>
          </table:table-cell>
          <table:table-cell office:value-type="string" calcext:value-type="string">
            <text:p>mal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ttevrongel, Mr. Camille</text:p>
          </table:table-cell>
          <table:table-cell office:value-type="string" calcext:value-type="string">
            <text:p>ma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5771" calcext:value-type="float">
            <text:p>34577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heloff, Mr. Minko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02" calcext:value-type="float">
            <text:p>349202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roche, Miss. Louise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/Paris 2123</text:p>
          </table:table-cell>
          <table:table-cell office:value-type="float" office:value="41.5792" calcext:value-type="float">
            <text:p>41.57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maan, Mr. Hanna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62" calcext:value-type="float">
            <text:p>2662</text:p>
          </table:table-cell>
          <table:table-cell office:value-type="float" office:value="21.6792" calcext:value-type="float">
            <text:p>21.67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ing, Mr. Joseph Hollan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801" calcext:value-type="float">
            <text:p>113801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hansson, Mr. Nils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467" calcext:value-type="float">
            <text:p>347467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lsson, Mr. Oscar Wilhel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9" calcext:value-type="float">
            <text:p>347079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achard, Mr. Noel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37735" calcext:value-type="float">
            <text:p>237735</text:p>
          </table:table-cell>
          <table:table-cell office:value-type="float" office:value="15.0458" calcext:value-type="float">
            <text:p>15.045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hillips, Mr. Escott Robert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.O./P.P. 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krnic, Mr. Tome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2" calcext:value-type="float">
            <text:p>31509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Carthy, Miss. Catherine Katie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83123" calcext:value-type="float">
            <text:p>38312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sby, Mrs. Edward Gifford (Catherine Elizabeth Halstead)</text:p>
          </table:table-cell>
          <table:table-cell office:value-type="string" calcext:value-type="string">
            <text:p>female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2901" calcext:value-type="float">
            <text:p>112901</text:p>
          </table:table-cell>
          <table:table-cell office:value-type="float" office:value="26.55" calcext:value-type="float">
            <text:p>26.55</text:p>
          </table:table-cell>
          <table:table-cell office:value-type="string" calcext:value-type="string">
            <text:p>B26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lison, Mr. Hudson Joshua Creighton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3781" calcext:value-type="float">
            <text:p>113781</text:p>
          </table:table-cell>
          <table:table-cell office:value-type="float" office:value="151.55" calcext:value-type="float">
            <text:p>151.55</text:p>
          </table:table-cell>
          <table:table-cell office:value-type="string" calcext:value-type="string">
            <text:p>C22 C2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ks, Master. Philip Frank</text:p>
          </table:table-cell>
          <table:table-cell office:value-type="string" calcext:value-type="string">
            <text:p>male</text:p>
          </table:table-cell>
          <table:table-cell office:value-type="float" office:value="0.83" calcext:value-type="float">
            <text:p>0.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2091" calcext:value-type="float">
            <text:p>392091</text:p>
          </table:table-cell>
          <table:table-cell office:value-type="float" office:value="9.35" calcext:value-type="float">
            <text:p>9.3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ys, Mr. Charles Melville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6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nsen, Mrs. Claus Peter (Jennie L Howard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026" calcext:value-type="float">
            <text:p>350026</text:p>
          </table:table-cell>
          <table:table-cell office:value-type="float" office:value="14.1083" calcext:value-type="float">
            <text:p>14.108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cic, Mr. Jego Grga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91" calcext:value-type="float">
            <text:p>315091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rtanian, Mr. Davi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8" calcext:value-type="float">
            <text:p>2658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dowitz, Mr. Harry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P 1588</text:p>
          </table:table-cell>
          <table:table-cell office:value-type="float" office:value="7.575" calcext:value-type="float">
            <text:p>7.5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r, Miss. Jeannie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8364" calcext:value-type="float">
            <text:p>368364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te, Mrs. John Stuart (Ella Holmes)</text:p>
          </table:table-cell>
          <table:table-cell office:value-type="string" calcext:value-type="string">
            <text:p>fe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60</text:p>
          </table:table-cell>
          <table:table-cell office:value-type="float" office:value="135.6333" calcext:value-type="float">
            <text:p>135.6333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gardon, Miss. Kate</text:p>
          </table:table-cell>
          <table:table-cell office:value-type="string" calcext:value-type="string">
            <text:p>fe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Q/3. 30631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ncer, Mr. William Augustus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C 17569</text:p>
          </table:table-cell>
          <table:table-cell office:value-type="float" office:value="146.5208" calcext:value-type="float">
            <text:p>146.5208</text:p>
          </table:table-cell>
          <table:table-cell office:value-type="string" calcext:value-type="string">
            <text:p>B7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gers, Mr. Reginald Harry</text:p>
          </table:table-cell>
          <table:table-cell office:value-type="string" calcext:value-type="string">
            <text:p>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04" calcext:value-type="float">
            <text:p>2800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onsson, Mr. Nils Hilding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8" calcext:value-type="float">
            <text:p>350408</text:p>
          </table:table-cell>
          <table:table-cell office:value-type="float" office:value="7.8542" calcext:value-type="float">
            <text:p>7.854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fferys, Mr. Ernest Wilfred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dersson, Mr. Johan Samu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75" calcext:value-type="float">
            <text:p>34707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rekorian, Mr. Neshan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4" calcext:value-type="float">
            <text:p>2654</text:p>
          </table:table-cell>
          <table:table-cell office:value-type="float" office:value="7.2292" calcext:value-type="float">
            <text:p>7.2292</text:p>
          </table:table-cell>
          <table:table-cell office:value-type="string" calcext:value-type="string">
            <text:p>F E57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sson, Mr. Israe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8" calcext:value-type="float">
            <text:p>2443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we, Mr. Alfred G</text:p>
          </table:table-cell>
          <table:table-cell office:value-type="string" calcext:value-type="string">
            <text:p>male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790" calcext:value-type="float">
            <text:p>113790</text:p>
          </table:table-cell>
          <table:table-cell office:value-type="float" office:value="26.55" calcext:value-type="float">
            <text:p>26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euchen, Miss. Emilie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60" calcext:value-type="float">
            <text:p>24160</text:p>
          </table:table-cell>
          <table:table-cell office:value-type="float" office:value="211.3375" calcext:value-type="float">
            <text:p>211.33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am, Mr. Ali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309</text:p>
          </table:table-cell>
          <table:table-cell office:value-type="float" office:value="7.05" calcext:value-type="float">
            <text:p>7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cker, Miss. Ruth Elizabeth</text:p>
          </table:table-cell>
          <table:table-cell office:value-type="string" calcext:value-type="string">
            <text:p>femal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0136" calcext:value-type="float">
            <text:p>2301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senshine, Mr. George (Mr George Thorne")"</text:p>
          </table:table-cell>
          <table:table-cell office:value-type="string" calcext:value-type="string">
            <text:p>mal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5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arke, Mr. Charles Valentine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03" calcext:value-type="float">
            <text:p>200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ander, Mr. Ingv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6854" calcext:value-type="float">
            <text:p>23685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avies, Mrs. John Morgan (Elizabeth Agnes Mary White) 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33112</text:p>
          </table:table-cell>
          <table:table-cell office:value-type="float" office:value="36.75" calcext:value-type="float">
            <text:p>36.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ulles, Mr. William Crothers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580</text:p>
          </table:table-cell>
          <table:table-cell office:value-type="float" office:value="29.7" calcext:value-type="float">
            <text:p>29.7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omas, Mr. Tannous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84" calcext:value-type="float">
            <text:p>2684</text:p>
          </table:table-cell>
          <table:table-cell office:value-type="float" office:value="7.225" calcext:value-type="float">
            <text:p>7.22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kid, Mrs. Said (Waika Mary" Mowad)"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53" calcext:value-type="float">
            <text:p>2653</text:p>
          </table:table-cell>
          <table:table-cell office:value-type="float" office:value="15.7417" calcext:value-type="float">
            <text:p>15.7417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r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229" calcext:value-type="float">
            <text:p>349229</text:p>
          </table:table-cell>
          <table:table-cell office:value-type="float" office:value="7.8958" calcext:value-type="float">
            <text:p>7.8958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uire, Mr. John Edward</text:p>
          </table:table-cell>
          <table:table-cell office:value-type="string" calcext:value-type="string">
            <text:p>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469" calcext:value-type="float">
            <text:p>11046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10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 Brito, Mr. Jose Joaquim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60" calcext:value-type="float">
            <text:p>24436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lias, Mr. Joseph</text:p>
          </table:table-cell>
          <table:table-cell office:value-type="string" calcext:value-type="string">
            <text:p>male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675" calcext:value-type="float">
            <text:p>2675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nbury, Mr. Herbert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1029</text:p>
          </table:table-cell>
          <table:table-cell office:value-type="float" office:value="31.5" calcext:value-type="float">
            <text:p>31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tros, Master. Seman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622" calcext:value-type="float">
            <text:p>2622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llbrook, Mr. Joseph Charles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15185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undstrom, Mr. Thure Edvin</text:p>
          </table:table-cell>
          <table:table-cell office:value-type="string" calcext:value-type="string">
            <text:p>male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0403" calcext:value-type="float">
            <text:p>350403</text:p>
          </table:table-cell>
          <table:table-cell office:value-type="float" office:value="7.5792" calcext:value-type="float">
            <text:p>7.579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. John George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eza, Mrs. James Warburton Martinez (Charlotte Wardle Drake)</text:p>
          </table:table-cell>
          <table:table-cell office:value-type="string" calcext:value-type="string">
            <text:p>female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5</text:p>
          </table:table-cell>
          <table:table-cell office:value-type="float" office:value="512.3292" calcext:value-type="float">
            <text:p>512.3292</text:p>
          </table:table-cell>
          <table:table-cell office:value-type="string" calcext:value-type="string">
            <text:p>B51 B53 B5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n Billiard, Master. James William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/5. 851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elseth, Miss. Karen Marie</text:p>
          </table:table-cell>
          <table:table-cell office:value-type="string" calcext:value-type="string">
            <text:p>femal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8125" calcext:value-type="float">
            <text:p>348125</text:p>
          </table:table-cell>
          <table:table-cell office:value-type="float" office:value="7.65" calcext:value-type="float">
            <text:p>7.6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tsford, Mr. William Hull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670" calcext:value-type="float">
            <text:p>23767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abee, Mrs. George Joseph (Shawneene Abi-Saab)</text:p>
          </table:table-cell>
          <table:table-cell office:value-type="string" calcext:value-type="string">
            <text:p>female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8" calcext:value-type="float">
            <text:p>2688</text:p>
          </table:table-cell>
          <table:table-cell office:value-type="float" office:value="7.2292" calcext:value-type="float">
            <text:p>7.229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Ralph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26" calcext:value-type="float">
            <text:p>248726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lcroft, Miss. Nelli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2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eenfield, Mrs. Leo David (Blanche Strouse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759</text:p>
          </table:table-cell>
          <table:table-cell office:value-type="float" office:value="63.3583" calcext:value-type="float">
            <text:p>63.3583</text:p>
          </table:table-cell>
          <table:table-cell office:value-type="string" calcext:value-type="string">
            <text:p>D10 D12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okes, Mr. Philip Joseph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.C.C. 1354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bden, Mr. William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C. 14879</text:p>
          </table:table-cell>
          <table:table-cell office:value-type="float" office:value="73.5" calcext:value-type="float">
            <text:p>73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r. Samuel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n, Miss. Elizabeth Gladys Millvina""</text:p>
          </table:table-cell>
          <table:table-cell office:value-type="string" calcext:value-type="string">
            <text:p>female</text:p>
          </table:table-cell>
          <table:table-cell office:value-type="float" office:value="0.17" calcext:value-type="float">
            <text:p>0.1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315</text:p>
          </table:table-cell>
          <table:table-cell office:value-type="float" office:value="20.575" calcext:value-type="float">
            <text:p>20.5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lian, Mr. Henry Forbes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44" calcext:value-type="float">
            <text:p>1130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60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own, Mrs. John Murray (Caroline Lane Lamson)</text:p>
          </table:table-cell>
          <table:table-cell office:value-type="string" calcext:value-type="string">
            <text:p>female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769" calcext:value-type="float">
            <text:p>11769</text:p>
          </table:table-cell>
          <table:table-cell office:value-type="float" office:value="51.4792" calcext:value-type="float">
            <text:p>51.4792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ckyer, Mr. Edward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222" calcext:value-type="float">
            <text:p>1222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Keefe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8402" calcext:value-type="float">
            <text:p>368402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ndell, Mrs. Edvard Bengtsson (Elin Gerda Persson)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9910" calcext:value-type="float">
            <text:p>349910</text:p>
          </table:table-cell>
          <table:table-cell office:value-type="float" office:value="15.55" calcext:value-type="float">
            <text:p>15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aster. William Henry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llet, Mrs. Albert (Antoinette Magnin)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.C./PARIS 2079</text:p>
          </table:table-cell>
          <table:table-cell office:value-type="float" office:value="37.0042" calcext:value-type="float">
            <text:p>37.0042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s. John James (Florence Louise Long)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A 3135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rilic, Mr. Ivan</text:p>
          </table:table-cell>
          <table:table-cell office:value-type="string" calcext:value-type="string">
            <text:p>mal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083" calcext:value-type="float">
            <text:p>315083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er, Mrs. George Achilles (Dorothy Annan)</text:p>
          </table:table-cell>
          <table:table-cell office:value-type="string" calcext:value-type="string">
            <text:p>female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765" calcext:value-type="float">
            <text:p>11765</text:p>
          </table:table-cell>
          <table:table-cell office:value-type="float" office:value="55.4417" calcext:value-type="float">
            <text:p>55.4417</text:p>
          </table:table-cell>
          <table:table-cell office:value-type="string" calcext:value-type="string">
            <text:p>E50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ge, Mrs. John (Annie Bullen)</text:p>
          </table:table-cell>
          <table:table-cell office:value-type="string" calcext:value-type="string">
            <text:p>fe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. 2343</text:p>
          </table:table-cell>
          <table:table-cell office:value-type="float" office:value="69.55" calcext:value-type="float">
            <text:p>69.5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ram, Mr. Joseph</text:p>
          </table:table-cell>
          <table:table-cell office:value-type="string" calcext:value-type="string">
            <text:p>mal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89" calcext:value-type="float">
            <text:p>2689</text:p>
          </table:table-cell>
          <table:table-cell office:value-type="float" office:value="14.4583" calcext:value-type="float">
            <text:p>14.45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ihivouri, Miss. Susanna Juhantytar Sanni""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01295" calcext:value-type="float">
            <text:p>3101295</text:p>
          </table:table-cell>
          <table:table-cell office:value-type="float" office:value="39.6875" calcext:value-type="float">
            <text:p>39.6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rs. Leonard (Pauline C Boeson)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llas y Castello, Mr. Emilio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47</text:p>
          </table:table-cell>
          <table:table-cell office:value-type="float" office:value="13.8583" calcext:value-type="float">
            <text:p>13.85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es, Mr. Edgar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133" calcext:value-type="float">
            <text:p>28133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lson, Miss. Helen Alice</text:p>
          </table:table-cell>
          <table:table-cell office:value-type="string" calcext:value-type="string">
            <text:p>fe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966" calcext:value-type="float">
            <text:p>16966</text:p>
          </table:table-cell>
          <table:table-cell office:value-type="float" office:value="134.5" calcext:value-type="float">
            <text:p>134.5</text:p>
          </table:table-cell>
          <table:table-cell office:value-type="string" calcext:value-type="string">
            <text:p>E39 E4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may, Mr. Joseph Bruce</text:p>
          </table:table-cell>
          <table:table-cell office:value-type="string" calcext:value-type="string">
            <text:p>male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058" calcext:value-type="float">
            <text:p>112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52 B54 B56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beck, Mr. William H</text:p>
          </table:table-cell>
          <table:table-cell office:value-type="string" calcext:value-type="string">
            <text:p>male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8746" calcext:value-type="float">
            <text:p>2487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dge, Mrs. Washington (Ruth Vidaver)</text:p>
          </table:table-cell>
          <table:table-cell office:value-type="string" calcext:value-type="string">
            <text:p>female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3638" calcext:value-type="float">
            <text:p>33638</text:p>
          </table:table-cell>
          <table:table-cell office:value-type="float" office:value="81.8583" calcext:value-type="float">
            <text:p>81.8583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wen, Miss. Grace Scott</text:p>
          </table:table-cell>
          <table:table-cell office:value-type="string" calcext:value-type="string">
            <text:p>femal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608</text:p>
          </table:table-cell>
          <table:table-cell office:value-type="float" office:value="262.375" calcext:value-type="float">
            <text:p>262.375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, Miss. Maria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15152" calcext:value-type="float">
            <text:p>315152</text:p>
          </table:table-cell>
          <table:table-cell office:value-type="float" office:value="8.6625" calcext:value-type="float">
            <text:p>8.66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tterill, Mr. Henry Harry""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7" calcext:value-type="float">
            <text:p>29107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pkins, Mr. William Edward</text:p>
          </table:table-cell>
          <table:table-cell office:value-type="string" calcext:value-type="string">
            <text:p>mal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0" calcext:value-type="float">
            <text:p>68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plund, Master. Carl Edgar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47077" calcext:value-type="float">
            <text:p>347077</text:p>
          </table:table-cell>
          <table:table-cell office:value-type="float" office:value="31.3875" calcext:value-type="float">
            <text:p>31.3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'Connor, Mr. Pat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6713" calcext:value-type="float">
            <text:p>366713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ley, Mr. Joseph</text:p>
          </table:table-cell>
          <table:table-cell office:value-type="string" calcext:value-type="string">
            <text:p>male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0910" calcext:value-type="float">
            <text:p>330910</text:p>
          </table:table-cell>
          <table:table-cell office:value-type="float" office:value="7.8792" calcext:value-type="float">
            <text:p>7.8792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sien, Mrs. Samuel (Emma)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4498" calcext:value-type="float">
            <text:p>364498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Namee, Mrs. Neal (Eileen O'Leary)</text:p>
          </table:table-cell>
          <table:table-cell office:value-type="string" calcext:value-type="string">
            <text:p>female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6566" calcext:value-type="float">
            <text:p>376566</text:p>
          </table:table-cell>
          <table:table-cell office:value-type="float" office:value="16.1" calcext:value-type="float">
            <text:p>16.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eler, Mr. Edwin Frederick""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59</text:p>
          </table:table-cell>
          <table:table-cell office:value-type="float" office:value="12.875" calcext:value-type="float">
            <text:p>12.8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rman, Miss. Kate</text:p>
          </table:table-cell>
          <table:table-cell office:value-type="string" calcext:value-type="string">
            <text:p>female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20845" calcext:value-type="float">
            <text:p>22084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onsson, Mr. Ernst Axel Algot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9911" calcext:value-type="float">
            <text:p>349911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hby, Mr. John</text:p>
          </table:table-cell>
          <table:table-cell office:value-type="string" calcext:value-type="string">
            <text:p>male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346" calcext:value-type="float">
            <text:p>24434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avan, Mr. Patrick</text:p>
          </table:table-cell>
          <table:table-cell office:value-type="string" calcext:value-type="string">
            <text:p>male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858" calcext:value-type="float">
            <text:p>364858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sson, Master. Paul Folke</text:p>
          </table:table-cell>
          <table:table-cell office:value-type="string" calcext:value-type="string">
            <text:p>ma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49909" calcext:value-type="float">
            <text:p>349909</text:p>
          </table:table-cell>
          <table:table-cell office:value-type="float" office:value="21.075" calcext:value-type="float">
            <text:p>21.0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yne, Mr. Vivian Ponsonb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749" calcext:value-type="float">
            <text:p>12749</text:p>
          </table:table-cell>
          <table:table-cell office:value-type="float" office:value="93.5" calcext:value-type="float">
            <text:p>93.5</text:p>
          </table:table-cell>
          <table:table-cell office:value-type="string" calcext:value-type="string">
            <text:p>B24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s, Mrs. Ernest H (Elizabeth Lindsey James)</text:p>
          </table:table-cell>
          <table:table-cell office:value-type="string" calcext:value-type="string">
            <text:p>female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 17592</text:p>
          </table:table-cell>
          <table:table-cell office:value-type="float" office:value="39.4" calcext:value-type="float">
            <text:p>39.4</text:p>
          </table:table-cell>
          <table:table-cell office:value-type="string" calcext:value-type="string">
            <text:p>D28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bbott, Master. Eugene Joseph</text:p>
          </table:table-cell>
          <table:table-cell office:value-type="string" calcext:value-type="string">
            <text:p>male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.A. 267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ilbert, Mr. William</text:p>
          </table:table-cell>
          <table:table-cell office:value-type="string" calcext:value-type="string">
            <text:p>male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.A. 30769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ink-Heilmann, Mr. Anton</text:p>
          </table:table-cell>
          <table:table-cell office:value-type="string" calcext:value-type="string">
            <text:p>male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15153" calcext:value-type="float">
            <text:p>315153</text:p>
          </table:table-cell>
          <table:table-cell office:value-type="float" office:value="22.025" calcext:value-type="float">
            <text:p>22.0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ith, Mrs. Lucien Philip (Mary Eloise Hughes)</text:p>
          </table:table-cell>
          <table:table-cell office:value-type="string" calcext:value-type="string">
            <text:p>female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95" calcext:value-type="float">
            <text:p>1369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lbert, Mr. Patrick</text:p>
          </table:table-cell>
          <table:table-cell office:value-type="string" calcext:value-type="string">
            <text:p>male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1109" calcext:value-type="float">
            <text:p>371109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licher-Stehli, Mrs. Maxmillian (Margaretha Emerentia Stehli)</text:p>
          </table:table-cell>
          <table:table-cell office:value-type="string" calcext:value-type="string">
            <text:p>female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567" calcext:value-type="float">
            <text:p>13567</text:p>
          </table:table-cell>
          <table:table-cell office:value-type="float" office:value="79.2" calcext:value-type="float">
            <text:p>79.2</text:p>
          </table:table-cell>
          <table:table-cell office:value-type="string" calcext:value-type="string">
            <text:p>B41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rsson-Rondberg, Mr. Edvard A</text:p>
          </table:table-cell>
          <table:table-cell office:value-type="string" calcext:value-type="string">
            <text:p>male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65" calcext:value-type="float">
            <text:p>347065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lon, Mr. Thomas Henry</text:p>
          </table:table-cell>
          <table:table-cell office:value-type="string" calcext:value-type="string">
            <text:p>male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32" calcext:value-type="float">
            <text:p>21332</text:p>
          </table:table-cell>
          <table:table-cell office:value-type="float" office:value="7.7333" calcext:value-type="float">
            <text:p>7.7333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nnell, Miss. Caroline</text:p>
          </table:table-cell>
          <table:table-cell office:value-type="string" calcext:value-type="string">
            <text:p>fema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928" calcext:value-type="float">
            <text:p>36928</text:p>
          </table:table-cell>
          <table:table-cell office:value-type="float" office:value="164.8667" calcext:value-type="float">
            <text:p>164.866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le, Mr. Harry</text:p>
          </table:table-cell>
          <table:table-cell office:value-type="string" calcext:value-type="string">
            <text:p>male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4" calcext:value-type="float">
            <text:p>2866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ibson, Miss. Dorothy Winifred</text:p>
          </table:table-cell>
          <table:table-cell office:value-type="string" calcext:value-type="string">
            <text:p>female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2378" calcext:value-type="float">
            <text:p>112378</text:p>
          </table:table-cell>
          <table:table-cell office:value-type="float" office:value="59.4" calcext:value-type="float">
            <text:p>59.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rau, Mr. Jose Pedro</text:p>
          </table:table-cell>
          <table:table-cell office:value-type="string" calcext:value-type="string">
            <text:p>male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3059" calcext:value-type="float">
            <text:p>113059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uenthal, Mr. Isaac Gerald</text:p>
          </table:table-cell>
          <table:table-cell office:value-type="string" calcext:value-type="string">
            <text:p>male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765" calcext:value-type="float">
            <text:p>17765</text:p>
          </table:table-cell>
          <table:table-cell office:value-type="float" office:value="27.7208" calcext:value-type="float">
            <text:p>27.7208</text:p>
          </table:table-cell>
          <table:table-cell office:value-type="string" calcext:value-type="string">
            <text:p>D4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rney, Mr. Alfred (Baron von Drachstedt")"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C/PARIS 2166</text:p>
          </table:table-cell>
          <table:table-cell office:value-type="float" office:value="13.8625" calcext:value-type="float">
            <text:p>13.8625</text:p>
          </table:table-cell>
          <table:table-cell office:value-type="string" calcext:value-type="string">
            <text:p>D38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are, Mr. William Jeffery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666" calcext:value-type="float">
            <text:p>28666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dener, Mr. George Dunton</text:p>
          </table:table-cell>
          <table:table-cell office:value-type="string" calcext:value-type="string">
            <text:p>mal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3503" calcext:value-type="float">
            <text:p>113503</text:p>
          </table:table-cell>
          <table:table-cell office:value-type="float" office:value="211.5" calcext:value-type="float">
            <text:p>211.5</text:p>
          </table:table-cell>
          <table:table-cell office:value-type="string" calcext:value-type="string">
            <text:p>C80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iordan, Miss. Johanna Hannah""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34915" calcext:value-type="float">
            <text:p>334915</text:p>
          </table:table-cell>
          <table:table-cell office:value-type="float" office:value="7.7208" calcext:value-type="float">
            <text:p>7.7208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acock, Miss. Treasteall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TON/O.Q. 3101315</text:p>
          </table:table-cell>
          <table:table-cell office:value-type="float" office:value="13.775" calcext:value-type="float">
            <text:p>13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ughton, Miss. Hannah</text:p>
          </table:table-cell>
          <table:table-cell office:value-type="string" calcext:value-type="string">
            <text:p>fe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65237" calcext:value-type="float">
            <text:p>365237</text:p>
          </table:table-cell>
          <table:table-cell office:value-type="float" office:value="7.75" calcext:value-type="float">
            <text:p>7.75</text:p>
          </table:table-cell>
          <table:table-cell/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nahan, Mrs. William Edward (Lillian E Thorpe)</text:p>
          </table:table-cell>
          <table:table-cell office:value-type="string" calcext:value-type="string">
            <text:p>female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928" calcext:value-type="float">
            <text:p>199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78</text:p>
          </table:table-cell>
          <table:table-cell office:value-type="string" calcext:value-type="string">
            <text:p>Q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enriksson, Miss. Jenny Lovisa</text:p>
          </table:table-cell>
          <table:table-cell office:value-type="string" calcext:value-type="string">
            <text:p>fema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7086" calcext:value-type="float">
            <text:p>347086</text:p>
          </table:table-cell>
          <table:table-cell office:value-type="float" office:value="7.775" calcext:value-type="float">
            <text:p>7.77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ector, Mr. Woolf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.5. 3236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iva y Ocana, Dona. Fermina</text:p>
          </table:table-cell>
          <table:table-cell office:value-type="string" calcext:value-type="string">
            <text:p>female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C 17758</text:p>
          </table:table-cell>
          <table:table-cell office:value-type="float" office:value="108.9" calcext:value-type="float">
            <text:p>108.9</text:p>
          </table:table-cell>
          <table:table-cell office:value-type="string" calcext:value-type="string">
            <text:p>C105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ether, Mr. Simon Sivertsen</text:p>
          </table:table-cell>
          <table:table-cell office:value-type="string" calcext:value-type="string">
            <text:p>male</text:p>
          </table:table-cell>
          <table:table-cell office:value-type="float" office:value="38.5" calcext:value-type="float">
            <text:p>38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OTON/O.Q. 3101262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re, Mr. Frederick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359309" calcext:value-type="float">
            <text:p>359309</text:p>
          </table:table-cell>
          <table:table-cell office:value-type="float" office:value="8.05" calcext:value-type="float">
            <text:p>8.05</text:p>
          </table:table-cell>
          <table:table-cell/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eter, Master. Michael J</text:p>
          </table:table-cell>
          <table:table-cell office:value-type="string" calcext:value-type="string">
            <text:p>mal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668" calcext:value-type="float">
            <text:p>2668</text:p>
          </table:table-cell>
          <table:table-cell office:value-type="float" office:value="22.3583" calcext:value-type="float">
            <text:p>22.3583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5T13:42:04.222820804</dc:date>
    <meta:editing-duration>PT3M4S</meta:editing-duration>
    <meta:editing-cycles>1</meta:editing-cycles>
    <meta:document-statistic meta:table-count="1" meta:cell-count="4614" meta:object-count="0"/>
    <meta:generator>LibreOffice/6.0.3.2$Linux_X86_64 LibreOffice_project/00m0$Build-2</meta:generator>
  </office:meta>
</office:document-meta>
</file>